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
    </style:style>
    <style:style style:name="P15" style:family="paragraph" style:parent-style-name="Text_20_body">
      <style:text-properties style:font-name="Calibri" fo:language="pl" fo:country="PL"/>
    </style:style>
    <style:style style:name="P16" style:family="paragraph" style:parent-style-name="Text_20_body">
      <style:paragraph-properties fo:margin-left="0cm" fo:margin-right="0cm" fo:orphans="2" fo:widows="2" fo:text-indent="1.251cm" style:auto-text-indent="false"/>
      <style:text-properties style:font-name="Calibri1"/>
    </style:style>
    <style:style style:name="P17"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8" style:family="paragraph" style:parent-style-name="Überschrift_20_2">
      <style:text-properties fo:language="pl" fo:country="PL"/>
    </style:style>
    <style:style style:name="P19" style:family="paragraph" style:parent-style-name="Überschrift_20_2">
      <style:text-properties style:font-name="Calibri"/>
    </style:style>
    <style:style style:name="P20" style:family="paragraph" style:parent-style-name="Überschrift_20_2">
      <style:text-properties style:font-name="Calibri" fo:language="pl" fo:country="PL"/>
    </style:style>
    <style:style style:name="P21" style:family="paragraph" style:parent-style-name="Heading" style:master-page-name="MP0">
      <style:paragraph-properties style:page-number="auto" fo:break-before="page"/>
      <style:text-properties fo:language="pl" fo:country="PL"/>
    </style:style>
    <style:style style:name="P22" style:family="paragraph" style:parent-style-name="Dialog" style:list-style-name="L1"/>
    <style:style style:name="P23" style:family="paragraph" style:parent-style-name="Dialog" style:list-style-name="L1">
      <style:text-properties style:font-name="Calibri"/>
    </style:style>
    <style:style style:name="P24" style:family="paragraph" style:parent-style-name="Dialog" style:list-style-name="L2">
      <style:paragraph-properties fo:orphans="2" fo:widows="2"/>
      <style:text-properties fo:language="pl" fo:country="PL"/>
    </style:style>
    <style:style style:name="P25" style:family="paragraph" style:parent-style-name="Dialog" style:list-style-name="L3">
      <style:text-properties style:font-name="Calibri1"/>
    </style:style>
    <style:style style:name="P26" style:family="paragraph" style:parent-style-name="Dialog" style:list-style-name="L4">
      <style:text-properties style:font-name="Calibri1" fo:background-color="transparent"/>
    </style:style>
    <style:style style:name="P27" style:family="paragraph" style:parent-style-name="Dialog" style:list-style-name="L5">
      <style:text-properties style:font-name="Calibri1"/>
    </style:style>
    <style:style style:name="P28" style:family="paragraph" style:parent-style-name="Dialog" style:list-style-name="L4">
      <style:text-properties fo:background-color="transparent"/>
    </style:style>
    <style:style style:name="P29" style:family="paragraph" style:parent-style-name="Text_20_body" style:list-style-name="L1">
      <style:text-properties fo:language="pl" fo:country="PL"/>
    </style:style>
    <style:style style:name="P30" style:family="paragraph" style:parent-style-name="Text_20_body">
      <style:text-properties style:font-name="Calibri1"/>
    </style:style>
    <style:style style:name="P31" style:family="paragraph" style:parent-style-name="Text_20_body">
      <style:text-properties style:font-name="Calibri1" fo:background-color="#ffff00"/>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style:font-name="Calibri" fo:language="pl" fo:country="PL" fo:background-color="transparent"/>
    </style:style>
    <style:style style:name="T14" style:family="text">
      <style:text-properties style:font-name="Calibri" fo:language="pl" fo:country="PL" fo:background-color="#ffff00"/>
    </style:style>
    <style:style style:name="T15" style:family="text">
      <style:text-properties style:font-name="Calibri" fo:background-color="#ffff00"/>
    </style:style>
    <style:style style:name="T16" style:family="text">
      <style:text-properties fo:background-color="#ffff00"/>
    </style:style>
    <style:style style:name="T17"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ynastia Sobieskich – tom II, „Pola Chwały”</text:p>
      <text:h text:style-name="P18"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2">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6">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18"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1"> r</text:span><text:span text:style-name="T5">ó</text:span><text:span text:style-name="T11">wnie</text:span><text:span text:style-name="T5">ż</text:span><text:span text:style-name="T11"> Szlomo syn Hejhela, wys</text:span><text:span text:style-name="T5">ł</text:span><text:span text:style-name="T11">annik kaha</text:span><text:span text:style-name="T5">ł</text:span><text:span text:style-name="T11">u krakowskiego. Podr</text:span><text:span text:style-name="T5">óż</text:span><text:span text:style-name="T11">owa</text:span><text:span text:style-name="T5">ł</text:span><text:span text:style-name="T11"> razem z panem Krzysztofem Mieroszewskim. Jakby taka kompania podr</text:span><text:span text:style-name="T5">óż</text:span><text:span text:style-name="T11">na ma</text:span><text:span text:style-name="T5">ł</text:span><text:span text:style-name="T11">o dziwn</text:span><text:span text:style-name="T5">ą</text:span><text:span text:style-name="T11"> by</text:span><text:span text:style-name="T5">ł</text:span><text:span text:style-name="T11">a, Szlomo spotka</text:span><text:span text:style-name="T5">ł</text:span><text:span text:style-name="T11"> si</text:span><text:span text:style-name="T5">ę</text:span><text:span text:style-name="T11"> po swym przyje</text:span><text:span text:style-name="T5">ź</text:span><text:span text:style-name="T11">dzie nie tylko z najdostojniejszymi </text:span><text:span text:style-name="T5">Ż</text:span><text:span text:style-name="T11">ydami Lwowa, lecz r</text:span><text:span text:style-name="T5">ó</text:span><text:span text:style-name="T11">wnie</text:span><text:span text:style-name="T5">ż</text:span><text:span text:style-name="T11"> z naczelnym gminy ormia</text:span><text:span text:style-name="T5">ń</text:span><text:span text:style-name="T11">skiej w tym zacnym mie</text:span><text:span text:style-name="T5">ś</text:span><text:span text:style-name="T11">cie. Pan Mieroszewski tymczasem, pracami fortyfikacyjnymi wok</text:span><text:span text:style-name="T5">ół</text:span><text:span text:style-name="T11"> Lwowa zawiaduj</text:span><text:span text:style-name="T5">ą</text:span><text:span text:style-name="T11">cy, do pana wojewody Jab</text:span><text:span text:style-name="T5">ł</text:span><text:span text:style-name="T11">onowskiego przyst</text:span><text:span text:style-name="T5">ę</text:span><text:span text:style-name="T11">p mia</text:span><text:span text:style-name="T5">ł</text:span><text:span text:style-name="T11"> ci</text:span><text:span text:style-name="T5">ą</text:span><text:span text:style-name="T11">gle, i trzeciego dnia po przybyciu tak zagai</text:span><text:span text:style-name="T5">ł</text:span><text:span text:style-name="T11">.</text:span></text:p>
      <text:list xml:id="list1149363517906016173" text:style-name="L1">
        <text:list-item>
          <text:p text:style-name="P22"><text:span text:style-name="T11">Po wojnie wszelako</text:span><text:span text:style-name="T5">ż</text:span><text:span text:style-name="T11">, mo</text:span><text:span text:style-name="T5">ś</text:span><text:span text:style-name="T11">ci wojewodo, jak pomy</text:span><text:span text:style-name="T5">ś</text:span><text:span text:style-name="T11">lno</text:span><text:span text:style-name="T5">ść</text:span><text:span text:style-name="T11"> miasta tego zapewni</text:span><text:span text:style-name="T5">ć</text:span><text:span text:style-name="T11"> mo</text:span><text:span text:style-name="T5">ż</text:span><text:span text:style-name="T11">emy?</text:span></text:p>
        </text:list-item>
        <text:list-item>
          <text:p text:style-name="P23"/>
        </text:list-item>
        <text:list-item>
          <text:p text:style-name="P29"><text:span text:style-name="T11"><text:s/></text:span><text:span text:style-name="T15">Dalej o planach handlowych, i spotkanie z Jab</text:span><text:span text:style-name="T9">ł</text:span><text:span text:style-name="T15">onowskim</text:span><text:span text:style-name="T11">.</text:span></text:p>
        </text:list-item>
      </text:list>
      <text:p text:style-name="P9"/>
      <text:p text:style-name="P9">* <text:s/>* <text:s/>*</text:p>
      <text:p text:style-name="P8"/>
      <text:p text:style-name="P8"><text:soft-page-break/>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text:soft-page-break/>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text:soft-page-break/>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text:soft-page-break/>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text:soft-page-break/>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0"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text:soft-page-break/>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text:soft-page-break/>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2">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text:soft-page-break/>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1">Kryczy</text:span><text:span text:style-name="T5">ń</text:span><text:span text:style-name="T11">ski za</text:span><text:span text:style-name="T5">ś</text:span><text:span text:style-name="T11"> za zdrad</text:span><text:span text:style-name="T5">ę</text:span><text:span text:style-name="T11"> Rzeczypospolitej przed s</text:span><text:span text:style-name="T5">ę</text:span><text:span text:style-name="T11">dzi</text:span><text:span text:style-name="T5">ą</text:span><text:span text:style-name="T11"> najwy</text:span><text:span text:style-name="T5">ż</text:span><text:span text:style-name="T11">szym rachunek zdawa</text:span><text:span text:style-name="T5">ł</text:span>.</text:p>
      <text:p text:style-name="P8"/>
      <text:h text:style-name="P20"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text:soft-page-break/>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text:soft-page-break/>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1">e plan</text:span><text:span text:style-name="T5">ó</text:span><text:span text:style-name="T11">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4">a</text:span></text:span></text:p>
      <text:h text:style-name="P19"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text:soft-page-break/>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1">ogrodzcy do wojny z Lachami si</text:span><text:span text:style-name="T5">ę</text:span><text:span text:style-name="T11"> nie kwapili, lecz jeszcze mniej mieli ochot</text:span><text:span text:style-name="T5">ę</text:span><text:span text:style-name="T11"> stawia</text:span><text:span text:style-name="T5">ć</text:span><text:span text:style-name="T11"> czo</text:span><text:span text:style-name="T5">ł</text:span><text:span text:style-name="T11">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1">kowej </text:span>pana Modrzewskiego. Jabłonowski już w nocy wysłał trzy pułki, Bogusza, <text:span text:style-name="T5">Łą</text:span><text:span text:style-name="T11">ckiego i Modrzewskiego w</text:span><text:span text:style-name="T5">ł</text:span><text:span text:style-name="T11">a</text:span><text:span text:style-name="T5">ś</text:span><text:span text:style-name="T11">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3">, a</text:span></text:span><text:span text:style-name="Absatz-Standardschriftart"><text:span text:style-name="T7">ż</text:span></text:span><text:span text:style-name="Absatz-Standardschriftart"><text:span text:style-name="T13"> mu pot zalewa</text:span></text:span><text:span text:style-name="Absatz-Standardschriftart"><text:span text:style-name="T7">ł</text:span></text:span><text:span text:style-name="Absatz-Standardschriftart"><text:span text:style-name="T13"> oczy. I to pomimo mro</text:span></text:span><text:span text:style-name="Absatz-Standardschriftart"><text:span text:style-name="T7">ź</text:span></text:span><text:span text:style-name="Absatz-Standardschriftart"><text:span text:style-name="T13">nego powietrza i </text:span></text:span><text:span text:style-name="Absatz-Standardschriftart"><text:span text:style-name="T7">ś</text:span></text:span><text:span text:style-name="Absatz-Standardschriftart"><text:span text:style-name="T13">niegu, zalegaj</text:span></text:span><text:span text:style-name="Absatz-Standardschriftart"><text:span text:style-name="T7">ą</text:span></text:span><text:span text:style-name="Absatz-Standardschriftart"><text:span text:style-name="T13">cego w ca</text:span></text:span><text:span text:style-name="Absatz-Standardschriftart"><text:span text:style-name="T7">ł</text:span></text:span><text:span text:style-name="Absatz-Standardschriftart"><text:span text:style-name="T13">ej dolinie Dniestru. Dobry mia</text:span></text:span><text:span text:style-name="Absatz-Standardschriftart"><text:span text:style-name="T7">ł</text:span></text:span><text:span text:style-name="Absatz-Standardschriftart"><text:span text:style-name="T13"> widok Peter na t</text:span></text:span><text:span text:style-name="Absatz-Standardschriftart"><text:span text:style-name="T7">ę</text:span></text:span><text:span text:style-name="Absatz-Standardschriftart"><text:span text:style-name="T13">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oft-page-break/><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1"> ogarn</text:span><text:span text:style-name="T5">ęło</text:span><text:span text:style-name="T11"> na widok oddalaj</text:span><text:span text:style-name="T5">ą</text:span><text:span text:style-name="T11">cych si</text:span><text:span text:style-name="T5">ę</text:span><text:span text:style-name="T11"> w po</text:span><text:span text:style-name="T5">ś</text:span><text:span text:style-name="T11">cigu za Tatarami kawalerzyst</text:span><text:span text:style-name="T5">ó</text:span><text:span text:style-name="T11">w. Nie taki by</text:span><text:span text:style-name="T5">ł</text:span><text:span text:style-name="T11"> plan! Czy tego Jab</text:span><text:span text:style-name="T5">ł</text:span><text:span text:style-name="T11">onowskiego szale</text:span><text:span text:style-name="T5">ń</text:span><text:span text:style-name="T11">stwo bitewne ponios</text:span><text:span text:style-name="T5">ł</text:span><text:span text:style-name="T11">o, czy sam szuka chwa</text:span><text:span text:style-name="T5">ł</text:span><text:span text:style-name="T11">y? Niepodobne to do niego, zwykle przecie</text:span><text:span text:style-name="T5">ż</text:span><text:span text:style-name="T11"> sw</text:span><text:span text:style-name="T5">ą</text:span><text:span text:style-name="T11"> </text:span><text:span text:style-name="T5">żą</text:span><text:span text:style-name="T11">dz</text:span><text:span text:style-name="T5">ę</text:span><text:span text:style-name="T11">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text:span><text:soft-page-break/><text:span text:style-name="T5">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6731264662260457611" text:style-name="L2">
        <text:list-header>
          <text:p text:style-name="P24">- To teraz wóz albo przewóz...</text:p>
        </text:list-header>
      </text:list>
      <text:p text:style-name="P13">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1"> historyczna. Wsp</text:span><text:span text:style-name="T5">ół</text:span><text:span text:style-name="T11">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1">ywane jako kr</text:span><text:span text:style-name="T5">ó</text:span><text:span text:style-name="T11">tkie kopie. Prawdziwych kopii husaria w walkach z Turkami nie u</text:span><text:span text:style-name="T5">ż</text:span><text:span text:style-name="T11">ywa</text:span><text:span text:style-name="T5">ł</text:span><text:span text:style-name="T11">a, bowiem turecka piechota nie dysponowa</text:span><text:span text:style-name="T5">ł</text:span><text:span text:style-name="T11">a formacjami pikinier</text:span><text:span text:style-name="T5">ó</text:span><text:span text:style-name="T11">w. Wojsko osma</text:span><text:span text:style-name="T5">ń</text:span><text:span text:style-name="T11">skie polega</text:span><text:span text:style-name="T5">ł</text:span><text:span text:style-name="T11">o bowiem na swej bardzo licznej kawalerii (</text:span><text:span text:style-name="T5">ś</text:span><text:span text:style-name="T11">rednich sipahach i ci</text:span><text:span text:style-name="T5">ęż</text:span><text:span text:style-name="T11">kich, acz nielicznych deli), aby znosi</text:span><text:span text:style-name="T5">ć</text:span><text:span text:style-name="T11"> kawaleri</text:span><text:span text:style-name="T5">ę</text:span><text:span text:style-name="T11"> wroga. To oczywi</text:span><text:span text:style-name="T5">ś</text:span><text:span text:style-name="T11">cie wystarcza</text:span><text:span text:style-name="T5">ł</text:span><text:span text:style-name="T11">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1"> rzek</text:span><text:span text:style-name="T5">ą</text:span><text:span text:style-name="T11">, za</text:span><text:span text:style-name="T5">ś</text:span><text:span text:style-name="T11"> Kapłan Pasza po naradzie z swoimi dowódcami kaza</text:span><text:span text:style-name="T5">ł</text:span><text:span text:style-name="T11"> zaprzestać walki i wycofać swoje zmęczone oddziały do obozu, dla ogrzania się i odpoczynku. Dla wielu tysi</text:span><text:span text:style-name="T5">ę</text:span><text:span text:style-name="T11">cy jego wojak</text:span><text:span text:style-name="T5">ó</text:span><text:span text:style-name="T11">w ten rozkaz przyszed</text:span><text:span text:style-name="T5">ł</text:span><text:span text:style-name="T11"> za p</text:span><text:span text:style-name="T5">óźno. Mróz i zapadająca ciemność zdawały się jednak nie przeszkadzać synom północy, polska </text:span><text:soft-page-break/><text:span text:style-name="T5">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6">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4363517766127681776" text:style-name="L3">
        <text:list-header>
          <text:p text:style-name="P25">-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text:soft-page-break/>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1"> jako dragon kampani</text:span><text:span text:style-name="T5">ę</text:span><text:span text:style-name="T11"> odprawuj</text:span><text:span text:style-name="T5">ą</text:span><text:span text:style-name="T11">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text:soft-page-break/>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text:span><text:span text:style-name="T5">ę</text:span> pancernego <text:span text:style-name="T5">odziany, lecz z wielkim bia</text:span><text:span text:style-name="T5">ł</text:span><text:span text:style-name="T5">ym pi</text:span><text:span text:style-name="T5">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Prus przykrytym. By<text:span text:style-name="T5">ł</text:span> to wojewoda Jab<text:span text:style-name="T5">ł</text:span>onowski.</text:p>
      <text:list xml:id="list5475859216375117077" text:style-name="L4">
        <text:list-header>
          <text:p text:style-name="P28">- Panowie bracia, kr<text:span text:style-name="T5">ó</text:span><text:span text:style-name="T11">l nas wszystkich wzywa. Osma</text:span><text:span text:style-name="T5">ń</text:span><text:span text:style-name="T11">sk</text:span><text:span text:style-name="T5">ą</text:span><text:span text:style-name="T11"> odsiecz Kamie</text:span><text:span text:style-name="T5">ń</text:span><text:span text:style-name="T11">ca powstrzyma</text:span><text:span text:style-name="T5">ć</text:span><text:span text:style-name="T11"> musim lub pr</text:span><text:span text:style-name="T5">ó</text:span><text:span text:style-name="T11">buj</text:span><text:span text:style-name="T5">ą</text:span><text:span text:style-name="T11">c polec. To wojny tej kulminacja, punkt jej najwa</text:span><text:span text:style-name="T5">ż</text:span><text:span text:style-name="T11">niejszy, wi</text:span><text:span text:style-name="T5">ę</text:span><text:span text:style-name="T11">c nie zwlekajcie i zaraz za mn</text:span><text:span text:style-name="T5">ą</text:span><text:span text:style-name="T11"> jed</text:span><text:span text:style-name="T5">źcie.</text:span></text:p>
          <text:p text:style-name="P26">- A co z tymi tutaj?</text:p>
          <text:p text:style-name="P26">- Znaczniejszych w pęta i do obozu pod Kamieńcem, resztę do diabła posłać.</text:p>
        </text:list-header>
      </text:list>
      <text:p text:style-name="P17">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7"><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w pewnym sensie powielając koncept, jaki zastosował w bitwie pod Podhajcami w roku 1667r., aby zmusić przeciwnika do skanalizowania ataku w wąskim i ciasnym przesmyku, przez co działająca głównie w masie armia turecka musiała stracić swój impet. </text:span><text:span text:style-name="T10">Samą dolinę miały ryglować stojące w centrum siły Mikołaja Sieniawskiego, wzmocnione nowymi chorągwia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jakimi postawił de Maligne'go, w sumie prawie 6000 piechoty i spieszonej dragonii.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text:soft-page-break/>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text:soft-page-break/>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text:span><text:span text:style-name="T5">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text:soft-page-break/>„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31">Jakies przejscie tutaj</text:p>
      <text:p text:style-name="P15">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8576746240250309033" text:style-name="L5">
        <text:list-item>
          <text:p text:style-name="P27">Ten atak na naszej prawej powstrzymać trzeba! Inaczej odetną środek!</text:p>
        </text:list-item>
        <text:list-item>
          <text:p text:style-name="P27">Nie mamy już czym ich powstrzymać!</text:p>
        </text:list-item>
        <text:list-item>
          <text:p text:style-name="P27">Tatarzy kontratakować muszą! Gdzie Selim?</text:p>
        </text:list-item>
        <text:list-item>
          <text:p text:style-name="P27">Tatarzy już uszli za Dniestr, powstrzymać zaś giaurów jedynie Żwaniec i nasz wczorajszy obóz może.</text:p>
        </text:list-item>
        <text:list-item>
          <text:p text:style-name="P27">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1">waniec obsadzonym zostawili, tako</text:span><text:span text:style-name="T5">ż</text:span><text:span text:style-name="T11"> i ob</text:span><text:span text:style-name="T5">ó</text:span><text:span text:style-name="T11">z na naszej lewej, stwierdzi</text:span><text:span text:style-name="T5">ł</text:span><text:span text:style-name="T11"> Sobieski. Jego wojska, ca</text:span><text:span text:style-name="T5">ł</text:span><text:span text:style-name="T11">odzienn</text:span><text:span text:style-name="T5">ą</text:span><text:span text:style-name="T11"> bitw</text:span><text:span text:style-name="T5">ą</text:span><text:span text:style-name="T11"> z przewa</text:span><text:span text:style-name="T5">ż</text:span><text:span text:style-name="T11">aj</text:span><text:span text:style-name="T5">ą</text:span><text:span text:style-name="T11">cym liczebnie przeciwnikiem wyczerpane, acz zwyci</text:span><text:span text:style-name="T5">ę</text:span><text:span text:style-name="T11">sk</text:span><text:span text:style-name="T5">ą</text:span><text:span text:style-name="T11">, pod wrogimi fortalicjami, zatrzyma</text:span><text:span text:style-name="T5">ł</text:span><text:span text:style-name="T11">y si</text:span><text:span text:style-name="T5">ę</text:span><text:span text:style-name="T11">. Nie mia</text:span><text:span text:style-name="T5">ł</text:span><text:span text:style-name="T11">y ju</text:span><text:span text:style-name="T5">ż</text:span><text:span text:style-name="T11"> si</text:span><text:span text:style-name="T5">ł</text:span><text:span text:style-name="T11"> ani ochoty w zapadaj</text:span><text:span text:style-name="T5">ą</text:span><text:span text:style-name="T11">cym zmroku szturm</text:span><text:span text:style-name="T5">ó</text:span><text:span text:style-name="T11">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1"> Bitwa dogas</text:span><text:span text:style-name="T5">ł</text:span><text:span text:style-name="T11">a.</text:span></text:p>
      <text:h text:style-name="Überschrift_20_2" text:outline-level="2"><text:soft-page-break/><text:span text:style-name="T11">Rozdzia</text:span><text:span text:style-name="T5">ł</text:span><text:span text:style-name="T11"> VI</text:span></text:h>
      <text:p text:style-name="P14">W namiocie Sobieskiego, w by<text:span text:style-name="T5">ł</text:span>ym obozie tureckim pod <text:span text:style-name="T5">Żwańcem ustawionym,</text:span> nastroje minorowe by<text:span text:style-name="T5">ł</text:span>y mimo zwyci<text:span text:style-name="T5">ę</text:span>stwa oczywistego. </text:p>
      <text:p text:style-name="P14">Siedz<text:span text:style-name="T5">ą</text:span> w Kamie<text:span text:style-name="T5">ń</text:span>cu przecie, a wreszcie wyjd<text:span text:style-name="T5">ą</text:span> obaczywszy <text:span text:style-name="T5">ż</text:span>e okopy nasze tam puste prawie.</text:p>
      <text:p text:style-name="P8">Zawarcie rozejmu</text:p>
      <text:p text:style-name="P8">Gromienie Kozaków</text:p>
      <text:p text:style-name="P8"/>
      <text:p text:style-name="P8"/>
      <text:p text:style-name="P8"/>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9-27T22:54:07.35</dc:date>
    <meta:editing-cycles>1045</meta:editing-cycles>
    <meta:editing-duration>PT17H30M14S</meta:editing-duration>
    <meta:document-statistic meta:table-count="0" meta:image-count="0" meta:object-count="0" meta:page-count="27" meta:paragraph-count="232" meta:word-count="13791" meta:character-count="9401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